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561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1.265cm"/>
    </style:style>
    <style:style style:name="co11" style:family="table-column">
      <style:table-column-properties fo:break-before="auto" style:column-width="2.94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27"/>
  </office:automatic-styles>
  <office:body>
    <office:spreadsheet>
      <table:table table:name="layouts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2"/>
        <table:table-column table:style-name="co9" table:number-columns-repeated="11" table:default-cell-style-name="ce4"/>
        <table:table-column table:style-name="co9" table:default-cell-style-name="ce3"/>
        <table:table-column table:style-name="co6" table:default-cell-style-name="Default"/>
        <table:table-column table:style-name="co10" table:default-cell-style-name="Default"/>
        <table:table-column table:style-name="co11" table:default-cell-style-name="ce6"/>
        <table:table-column table:style-name="co6" table:number-columns-repeated="2" table:default-cell-style-name="Default"/>
        <table:table-row table:style-name="ro2">
          <table:table-cell table:style-name="ce1" office:value-type="string">
            <text:p>qwerty</text:p>
          </table:table-cell>
          <table:table-cell table:style-name="ce2"/>
          <table:table-cell table:style-name="ce4" office:value-type="string">
            <text:p>q</text:p>
          </table:table-cell>
          <table:table-cell table:style-name="ce4" office:value-type="string">
            <text:p>w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t</text:p>
          </table:table-cell>
          <table:table-cell table:style-name="ce3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o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1</text:p>
          </table:table-cell>
          <table:table-cell/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5" office:value-type="string">
            <text:p>e</text:p>
          </table:table-cell>
          <table:table-cell office:value-type="percentage" office:value="0.125734238429562">
            <text:p>12,573423843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d</text:p>
          </table:table-cell>
          <table:table-cell table:style-name="ce5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h</text:p>
          </table:table-cell>
          <table:table-cell table:style-name="ce5" office:value-type="string">
            <text:p>j</text:p>
          </table:table-cell>
          <table:table-cell table:style-name="ce5" office:value-type="string">
            <text:p>k</text:p>
          </table:table-cell>
          <table:table-cell table:style-name="ce5" office:value-type="string">
            <text:p>l</text:p>
          </table:table-cell>
          <table:table-cell table:style-name="ce5" office:value-type="string">
            <text:p>ñ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/>
          <table:table-cell table:style-name="ce5" office:value-type="string">
            <text:p>a</text:p>
          </table:table-cell>
          <table:table-cell office:value-type="percentage" office:value="0.11002812427358">
            <text:p>11,002812427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4" office:value-type="string">
            <text:p>v</text:p>
          </table:table-cell>
          <table:table-cell table:style-name="ce3" office:value-type="string">
            <text:p>b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-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-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5" office:value-type="string">
            <text:p>i</text:p>
          </table:table-cell>
          <table:table-cell office:value-type="percentage" office:value="0.0705142897108441">
            <text:p>7,051428971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5" office:value-type="string">
            <text:p>s</text:p>
          </table:table-cell>
          <table:table-cell office:value-type="percentage" office:value="0.0681329340432804">
            <text:p>6,813293404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vorak.es</text:p>
          </table:table-cell>
          <table:table-cell table:style-name="ce2"/>
          <table:table-cell table:style-name="ce4" office:value-type="string">
            <text:p>.</text:p>
          </table:table-cell>
          <table:table-cell table:style-name="ce4" office:value-type="string">
            <text:p>,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p</text:p>
          </table:table-cell>
          <table:table-cell table:style-name="ce4" office:value-type="string">
            <text:p>y</text:p>
          </table:table-cell>
          <table:table-cell table:style-name="ce3" office:value-type="string">
            <text:p>f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2</text:p>
          </table:table-cell>
          <table:table-cell/>
          <table:table-cell office:value-type="string">
            <text:p>-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5" office:value-type="string">
            <text:p>o</text:p>
          </table:table-cell>
          <table:table-cell office:value-type="percentage" office:value="0.0655672419568565">
            <text:p>6,556724196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t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3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+</text:p>
          </table:table-cell>
          <table:table-cell/>
          <table:table-cell table:style-name="ce5" office:value-type="string">
            <text:p>n</text:p>
          </table:table-cell>
          <table:table-cell office:value-type="percentage" office:value="0.0654385053386745">
            <text:p>6,543850534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q</text:p>
          </table:table-cell>
          <table:table-cell table:style-name="ce3" office:value-type="string">
            <text:p>j</text:p>
          </table:table-cell>
          <table:table-cell table:style-name="ce4" office:value-type="string">
            <text:p>k</text:p>
          </table:table-cell>
          <table:table-cell table:style-name="ce3" office:value-type="string">
            <text:p>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4" office:value-type="string">
            <text:p>z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,</text:p>
          </table:table-cell>
          <table:table-cell table:style-name="ce3"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5" office:value-type="string">
            <text:p>r</text:p>
          </table:table-cell>
          <table:table-cell office:value-type="percentage" office:value="0.0640253260333321">
            <text:p>6,402532603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5" office:value-type="string">
            <text:p>t</text:p>
          </table:table-cell>
          <table:table-cell office:value-type="percentage" office:value="0.0591944094026645">
            <text:p>5,919440940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1</text:p>
          </table:table-cell>
          <table:table-cell table:style-name="ce2"/>
          <table:table-cell table:style-name="ce4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p</text:p>
          </table:table-cell>
          <table:table-cell table:style-name="ce4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4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ñ</text:p>
          </table:table-cell>
          <table:table-cell table:style-name="ce4" office:value-type="string">
            <text:p>`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3</text:p>
          </table:table-cell>
          <table:table-cell/>
          <table:table-cell office:value-type="string">
            <text:p>.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table:style-name="ce4" office:value-type="string">
            <text:p>l</text:p>
          </table:table-cell>
          <table:table-cell office:value-type="percentage" office:value="0.0521462579895484">
            <text:p>5,214625799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u</text:p>
          </table:table-cell>
          <table:table-cell table:style-name="ce4" office:value-type="string">
            <text:p>d</text:p>
          </table:table-cell>
          <table:table-cell table:style-name="ce5" office:value-type="string">
            <text:p>r</text:p>
          </table:table-cell>
          <table:table-cell table:style-name="ce5" office:value-type="string">
            <text:p>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ç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d</text:p>
          </table:table-cell>
          <table:table-cell office:value-type="percentage" office:value="0.0425841830294143">
            <text:p>4,25841830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-</text:p>
          </table:table-cell>
          <table:table-cell table:style-name="ce3" office:value-type="string">
            <text:p>f</text:p>
          </table:table-cell>
          <table:table-cell table:style-name="ce3" office:value-type="string">
            <text:p>b</text:p>
          </table:table-cell>
          <table:table-cell table:style-name="ce4" office:value-type="string">
            <text:p>w</text:p>
          </table:table-cell>
          <table:table-cell table:style-name="ce3" office:value-type="string">
            <text:p>z</text:p>
          </table:table-cell>
          <table:table-cell table:style-name="ce4" office:value-type="string">
            <text:p>h</text:p>
          </table:table-cell>
          <table:table-cell table:style-name="ce4" office:value-type="string">
            <text:p>j</text:p>
          </table:table-cell>
          <table:table-cell table:style-name="ce4" office:value-type="string">
            <text:p>l</text:p>
          </table:table-cell>
          <table:table-cell table:style-name="ce4" office:value-type="string">
            <text:p>x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y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c</text:p>
          </table:table-cell>
          <table:table-cell office:value-type="percentage" office:value="0.0387723710301551">
            <text:p>3,877237103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4" office:value-type="string">
            <text:p>u</text:p>
          </table:table-cell>
          <table:table-cell office:value-type="percentage" office:value="0.0363278298508016">
            <text:p>3,632782985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2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3" office:value-type="string">
            <text:p>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4</text:p>
          </table:table-cell>
          <table:table-cell/>
          <table:table-cell office:value-type="string">
            <text:p>.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k</text:p>
          </table:table-cell>
          <table:table-cell table:style-name="ce3"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m</text:p>
          </table:table-cell>
          <table:table-cell office:value-type="percentage" office:value="0.0289113032403852">
            <text:p>2,891130324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p</text:p>
          </table:table-cell>
          <table:table-cell office:value-type="percentage" office:value="0.0252944221474836">
            <text:p>2,529442215%</text:p>
          </table:table-cell>
          <table:table-cell/>
          <table:table-cell office:value-type="string">
            <text:p>gvim </text:p>
          </table:table-cell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q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f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g</text:p>
          </table:table-cell>
          <table:table-cell office:value-type="percentage" office:value="0.0147724749153266">
            <text:p>1,477247492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4" office:value-type="string">
            <text:p>h</text:p>
          </table:table-cell>
          <table:table-cell office:value-type="percentage" office:value="0.0138738210188987">
            <text:p>1,387382102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3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y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5</text:p>
          </table:table-cell>
          <table:table-cell/>
          <table:table-cell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b</text:p>
          </table:table-cell>
          <table:table-cell office:value-type="percentage" office:value="0.0131406138004378">
            <text:p>1,31406138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u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.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´</text:p>
          </table:table-cell>
          <table:table-cell office:value-type="percentage" office:value="0.01284114627816">
            <text:p>1,284114628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,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dot</text:p>
          </table:table-cell>
          <table:table-cell office:value-type="percentage" office:value="0.0126349110361282">
            <text:p>1,263491104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4" office:value-type="string">
            <text:p>coma</text:p>
          </table:table-cell>
          <table:table-cell office:value-type="percentage" office:value="0.0120796687719043">
            <text:p>1,20796687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4</text:p>
          </table:table-cell>
          <table:table-cell table:style-name="ce2"/>
          <table:table-cell table:style-name="ce4" office:value-type="string">
            <text:p>u</text:p>
          </table:table-cell>
          <table:table-cell table:style-name="ce4" office:value-type="string">
            <text:p>y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3" office:value-type="string">
            <text:p>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p</text:p>
          </table:table-cell>
          <table:table-cell table:style-name="ce4" office:value-type="string">
            <text:p>`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+</text:p>
          </table:table-cell>
          <table:table-cell/>
          <table:table-cell table:style-name="ce1" office:value-type="string">
            <text:p>tcat_v16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f</text:p>
          </table:table-cell>
          <table:table-cell office:value-type="percentage" office:value="0.0115612120468347">
            <text:p>1,156121205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o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4" office:value-type="string">
            <text:p>f</text:p>
          </table:table-cell>
          <table:table-cell table:style-name="ce4" office:value-type="string">
            <text:p>g</text:p>
          </table:table-cell>
          <table:table-cell table:style-name="ce5" office:value-type="string">
            <text:p>s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-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v</text:p>
          </table:table-cell>
          <table:table-cell office:value-type="percentage" office:value="0.0109867103079604">
            <text:p>1,098671031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z</text:p>
          </table:table-cell>
          <table:table-cell table:style-name="ce3" office:value-type="string">
            <text:p>x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m</text:p>
          </table:table-cell>
          <table:table-cell table:style-name="ce4" office:value-type="string">
            <text:p>.</text:p>
          </table:table-cell>
          <table:table-cell table:style-name="ce4" office:value-type="string">
            <text:p>b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4" office:value-type="string">
            <text:p>minus</text:p>
          </table:table-cell>
          <table:table-cell office:value-type="percentage" office:value="0.00955646069311694">
            <text:p>0,955646069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3" office:value-type="string">
            <text:p>q</text:p>
          </table:table-cell>
          <table:table-cell office:value-type="percentage" office:value="0.00716687607160416">
            <text:p>0,716687607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5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g</text:p>
          </table:table-cell>
          <table:table-cell table:style-name="ce4" office:value-type="string">
            <text:p>x</text:p>
          </table:table-cell>
          <table:table-cell table:style-name="ce3" office:value-type="string">
            <text:p>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u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17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y</text:p>
          </table:table-cell>
          <table:table-cell office:value-type="percentage" office:value="0.00643133100429973">
            <text:p>0,64313310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e</text:p>
          </table:table-cell>
          <table:table-cell table:style-name="ce5" office:value-type="string">
            <text:p>s</text:p>
          </table:table-cell>
          <table:table-cell table:style-name="ce4" office:value-type="string">
            <text:p>q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x</text:p>
          </table:table-cell>
          <table:table-cell office:value-type="percentage" office:value="0.00491082979276035">
            <text:p>0,491082979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c</text:p>
          </table:table-cell>
          <table:table-cell table:style-name="ce3" office:value-type="string">
            <text:p>,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z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`</text:p>
          </table:table-cell>
          <table:table-cell office:value-type="percentage" office:value="0.00472430635172545">
            <text:p>0,472430635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4" office:value-type="string">
            <text:p>w</text:p>
          </table:table-cell>
          <table:table-cell office:value-type="percentage" office:value="0.0033772913577953">
            <text:p>0,337729136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6</text:p>
          </table:table-cell>
          <table:table-cell table:style-name="ce2"/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18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/>
          <table:table-cell table:style-name="ce4" office:value-type="string">
            <text:p>j</text:p>
          </table:table-cell>
          <table:table-cell office:value-type="percentage" office:value="0.00327893850225103">
            <text:p>0,327893850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/>
          <table:table-cell table:style-name="ce4" office:value-type="string">
            <text:p>k</text:p>
          </table:table-cell>
          <table:table-cell office:value-type="percentage" office:value="0.00211868742746626">
            <text:p>0,211868743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table:style-name="ce3" office:value-type="string">
            <text:p>z</text:p>
          </table:table-cell>
          <table:table-cell office:value-type="percentage" office:value="0.00205569763609151">
            <text:p>0,205569764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/>
          <table:table-cell table:style-name="ce3" office:value-type="string">
            <text:p>plus</text:p>
          </table:table-cell>
          <table:table-cell office:value-type="percentage" office:value="0.000558353412684873">
            <text:p>0,055835341%</text:p>
          </table:table-cell>
          <table:table-cell table:number-columns-repeated="2"/>
        </table:table-row>
        <table:table-row table:style-name="ro2">
          <table:table-cell table:style-name="ce1" office:value-type="string">
            <text:p>tcat_v07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x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19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/>
          <table:table-cell office:value-type="string">
            <text:p>ç</text:p>
          </table:table-cell>
          <table:table-cell office:value-type="percentage" office:value="0.00050115347685664">
            <text:p>0,050115348%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/>
          <table:table-cell office:value-type="string">
            <text:p>ñ</text:p>
          </table:table-cell>
          <table:table-cell office:value-type="percentage" office:value="0.000499256515799828">
            <text:p>0,049925652%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/>
          <table:table-cell office:value-type="string">
            <text:p>&lt;</text:p>
          </table:table-cell>
          <table:table-cell office:value-type="percentage" office:value="0.000258823105314759">
            <text:p>0,025882311%</text:p>
          </table:table-cell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tcat_v08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20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y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z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tcat_v09</text:p>
          </table:table-cell>
          <table:table-cell table:style-name="ce2"/>
          <table:table-cell table:style-name="ce4" office:value-type="string">
            <text:p>-</text:p>
          </table:table-cell>
          <table:table-cell table:style-name="ce4" office:value-type="string">
            <text:p>w</text:p>
          </table:table-cell>
          <table:table-cell table:style-name="ce4" office:value-type="string">
            <text:p>u</text:p>
          </table:table-cell>
          <table:table-cell table:style-name="ce4" office:value-type="string">
            <text:p>x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21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i</text:p>
          </table:table-cell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z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y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1" office:value-type="string">
            <text:p>tcat_v10</text:p>
          </table:table-cell>
          <table:table-cell table:style-name="ce2"/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z</text:p>
          </table:table-cell>
          <table:table-cell table:style-name="ce4" office:value-type="string">
            <text:p>u</text:p>
          </table:table-cell>
          <table:table-cell table:style-name="ce4" office:value-type="string">
            <text:p>k</text:p>
          </table:table-cell>
          <table:table-cell table:style-name="ce3" office:value-type="string">
            <text:p>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m</text:p>
          </table:table-cell>
          <table:table-cell table:style-name="ce4" office:value-type="string">
            <text:p>g</text:p>
          </table:table-cell>
          <table:table-cell table:style-name="ce4" office:value-type="string">
            <text:p>p</text:p>
          </table:table-cell>
          <table:table-cell table:style-name="ce4" office:value-type="string">
            <text:p>´</text:p>
          </table:table-cell>
          <table:table-cell table:style-name="ce3" office:value-type="string">
            <text:p>`</text:p>
          </table:table-cell>
          <table:table-cell/>
          <table:table-cell table:style-name="ce1" office:value-type="string">
            <text:p>tcat_v22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5" office:value-type="string">
            <text:p>o</text:p>
          </table:table-cell>
          <table:table-cell table:style-name="ce4" office:value-type="string">
            <text:p>j</text:p>
          </table:table-cell>
          <table:table-cell table:style-name="ce4"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4" office:value-type="string">
            <text:p>v</text:p>
          </table:table-cell>
          <table:table-cell table:style-name="ce3" office:value-type="string">
            <text:p>+</text:p>
          </table:table-cell>
          <table:table-cell table:number-columns-repeated="3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d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&lt;</text:p>
          </table:table-cell>
          <table:table-cell table:style-name="ce4" office:value-type="string">
            <text:p>w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table:style-name="ce4" office:value-type="string">
            <text:p>,</text:p>
          </table:table-cell>
          <table:table-cell table:style-name="ce3" office:value-type="string">
            <text:p>-</text:p>
          </table:table-cell>
          <table:table-cell table:style-name="ce4" office:value-type="string">
            <text:p>.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2" table:number-columns-repeated="2"/>
          <table:table-cell table:number-columns-repeated="2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23</text:p>
          </table:table-cell>
          <table:table-cell/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y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7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24</text:p>
          </table:table-cell>
          <table:table-cell/>
          <table:table-cell office:value-type="string">
            <text:p>.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7"/>
          <table:table-cell table:style-name="ce5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o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25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7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ñ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+</text:p>
          </table:table-cell>
          <table:table-cell table:style-name="ce3" office:value-type="string">
            <text:p>z</text:p>
          </table:table-cell>
          <table:table-cell office:value-type="string">
            <text:p>-</text:p>
          </table:table-cell>
          <table:table-cell table:style-name="ce3" office:value-type="string">
            <text:p>w</text:p>
          </table:table-cell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26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w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7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`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16"/>
          <table:table-cell table:style-name="Default" table:number-columns-repeated="13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5"/>
          <table:table-cell table:style-name="ce1" office:value-type="string">
            <text:p>tcat_v27</text:p>
          </table:table-cell>
          <table:table-cell/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.</text:p>
          </table:table-cell>
          <table:table-cell office:value-type="string">
            <text:p>k</text:p>
          </table:table-cell>
          <table:table-cell table:style-name="ce3" office:value-type="string">
            <text:p>w</text:p>
          </table:table-cell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´</text:p>
          </table:table-cell>
          <table:table-cell office:value-type="string">
            <text:p>`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7"/>
          <table:table-cell table:style-name="ce5" office:value-type="string">
            <text:p>e</text:p>
          </table:table-cell>
          <table:table-cell table:style-name="ce5" office:value-type="string">
            <text:p>o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f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</text:p>
          </table:table-cell>
          <table:table-cell table:style-name="ce5"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16"/>
          <table:table-cell table:style-name="ce3" office:value-type="string">
            <text:p>&lt;</text:p>
          </table:table-cell>
          <table:table-cell office:value-type="string">
            <text:p>,</text:p>
          </table:table-cell>
          <table:table-cell table:style-name="ce3" office:value-type="string">
            <text:p>ç</text:p>
          </table:table-cell>
          <table:table-cell table:style-name="ce3" office:value-type="string">
            <text:p>ñ</text:p>
          </table:table-cell>
          <table:table-cell office:value-type="string">
            <text:p>-</text:p>
          </table:table-cell>
          <table:table-cell table:style-name="ce3" office:value-type="string">
            <text:p>+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table:style-name="ce2" table:number-columns-repeated="2"/>
          <table:table-cell table:number-columns-repeated="2"/>
          <table:table-cell table:style-name="Default"/>
          <table:table-cell table:number-columns-repeated="2"/>
        </table:table-row>
      </table:table>
      <table:table table:name="Full2" table:style-name="ta1">
        <table:table-column table:style-name="co6" table:default-cell-style-name="Default"/>
        <table:table-row table:style-name="ro3">
          <table:table-cell/>
        </table:table-row>
      </table:table>
      <table:table table:name="Full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number:percentage-style style:name="N134">
      <number:number number:decimal-places="16" number:min-integer-digits="1"/>
      <number:text>%</number:text>
    </number:percentage-style>
    <number:percentage-style style:name="N135">
      <number:number number:decimal-places="17" number:min-integer-digits="1"/>
      <number:text>%</number:text>
    </number:percentage-style>
    <number:percentage-style style:name="N136">
      <number:number number:decimal-places="18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8:13:56</meta:creation-date>
    <meta:generator>LibreOffice/3.5$Linux_x86 LibreOffice_project/350m1$Build-2</meta:generator>
    <dc:date>2013-06-12T15:37:14</dc:date>
    <meta:editing-duration>PT7H57M19S</meta:editing-duration>
    <meta:editing-cycles>71</meta:editing-cycles>
    <dc:creator>Moisès </dc:creator>
    <meta:document-statistic meta:table-count="3" meta:cell-count="1115" meta:object-count="0"/>
  </office:meta>
</office:document-meta>
</file>